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988" officeooo:paragraph-rsid="0015c9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urrent make setup was running from the build directory, rather than the src directory, so to show kbuild where to find the right files, I had to tell it to go to ../src/main.o and ../src/mnscan.o instead of src/main.o and src/mnscan.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23:29:18.883904047</meta:creation-date>
    <meta:generator>LibreOffice/24.2.7.2$Linux_X86_64 LibreOffice_project/420$Build-2</meta:generator>
    <dc:date>2025-03-09T23:31:32.146206082</dc:date>
    <meta:editing-duration>PT2M14S</meta:editing-duration>
    <meta:editing-cycles>1</meta:editing-cycles>
    <meta:document-statistic meta:table-count="0" meta:image-count="0" meta:object-count="0" meta:page-count="1" meta:paragraph-count="1" meta:word-count="41" meta:character-count="240" meta:non-whitespace-character-count="200"/>
  </office:meta>
</office:document-meta>
</file>